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67d" officeooo:paragraph-rsid="0012f67d"/>
    </style:style>
    <style:style style:name="P2" style:family="paragraph" style:parent-style-name="Standard">
      <style:text-properties officeooo:paragraph-rsid="0012f67d"/>
    </style:style>
    <style:style style:name="P3" style:family="paragraph" style:parent-style-name="Standard">
      <style:text-properties fo:font-size="18pt" fo:font-weight="bold" officeooo:rsid="0012f67d" officeooo:paragraph-rsid="0012f67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2f67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7"/><text:span text:style-name="T2">College Management System</text:span></text:p>
      <text:p text:style-name="P1"><text:span text:style-name="T2">Abstract</text:span></text:p>
      <text:p text:style-name="P2"><text:span text:style-name="T3"><text:s/></text:span><text:span text:style-name="T5">College Management System consists of different operations such as a student can search his attandance his score in exams and an employee can see their students score etc</text:span></text:p>
      <text:p text:style-name="P3">Entities</text:p>
      <text:p text:style-name="P3"><text:span text:style-name="T5">Student </text:span></text:p>
      <text:p text:style-name="P3"><text:span text:style-name="T5">Employee </text:span></text:p>
      <text:p text:style-name="P3"><text:span text:style-name="T5">Attandance</text:span></text:p>
      <text:p text:style-name="P3"><text:span text:style-name="T5"><text:s/>Branch</text:span></text:p>
      <text:p text:style-name="P3"><text:span text:style-name="T5"><text:s/>Course</text:span></text:p>
      <text:p text:style-name="P3"><text:span text:style-name="T5"><text:s/>Hod</text:span></text:p>
      <text:p text:style-name="P3"><text:span text:style-name="T5"><text:s/>Fee_report</text:span></text:p>
      <text:p text:style-name="P3"><text:span text:style-name="T5"><text:s/>Exam_branc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4:05:53.902818055</meta:creation-date>
    <dc:date>2022-09-05T14:09:07.824826929</dc:date>
    <meta:editing-duration>PT3M14S</meta:editing-duration>
    <meta:editing-cycles>1</meta:editing-cycles>
    <meta:document-statistic meta:table-count="0" meta:image-count="0" meta:object-count="0" meta:page-count="1" meta:paragraph-count="12" meta:word-count="41" meta:character-count="327" meta:non-whitespace-character-count="243"/>
    <meta:generator>LibreOffice/6.4.7.2$Linux_X86_64 LibreOffice_project/40$Build-2</meta:generator>
  </office:meta>
</office:document-meta>
</file>